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FileReader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ntFileReader.getCurrentP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FileReader.readTTFString(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ntFileReader.readTTF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ntFileReader.seekSet( long off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ntFileReader.getBytes(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ntFileReader.readTTFString( int len , int encoding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ntFileReader.FontFileReader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FileReader.init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ntFileReader.readTTFU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FileReader.skip( long a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FileReader.readTTF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FileReader.readTTFU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ntFileReader.writeTTFUShort( int pos , int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ntFileReader.FontFileReader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ntFileReader.getFil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FileReader.readTTFUShort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ntFileReader.readTTFUBy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ntFileReader.readTTFShort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ntFileReader.readTTF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ntFileReader.readTTF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ntFileReader.seekAdd( long a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